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89cm" style:rel-column-width="3225*"/>
    </style:style>
    <style:style style:name="Table1.B" style:family="table-column">
      <style:table-column-properties style:column-width="11.312cm" style:rel-column-width="641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994cm" style:rel-column-width="2831*"/>
    </style:style>
    <style:style style:name="Table2.B" style:family="table-column">
      <style:table-column-properties style:column-width="12.007cm" style:rel-column-width="68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 officeooo:rsid="0007f6d9" officeooo:paragraph-rsid="0007f6d9"/>
    </style:style>
    <style:style style:name="P2" style:family="paragraph" style:parent-style-name="Standard">
      <style:text-properties style:font-name="Calibri" officeooo:rsid="0008cc48" officeooo:paragraph-rsid="0007f6d9"/>
    </style:style>
    <style:style style:name="P3" style:family="paragraph" style:parent-style-name="Standard">
      <style:text-properties style:font-name="Calibri" officeooo:rsid="0008cc48" officeooo:paragraph-rsid="0008cc48"/>
    </style:style>
    <style:style style:name="P4" style:family="paragraph" style:parent-style-name="Standard">
      <style:text-properties style:font-name="Calibri" fo:font-size="13pt" officeooo:rsid="0009073a" officeooo:paragraph-rsid="0009073a" style:font-size-asian="13pt" style:font-size-complex="13pt"/>
    </style:style>
    <style:style style:name="P5" style:family="paragraph" style:parent-style-name="Standard">
      <style:text-properties style:font-name="Calibri" fo:font-size="13pt" officeooo:rsid="0009073a" officeooo:paragraph-rsid="000acd30" style:font-size-asian="13pt" style:font-size-complex="13pt"/>
    </style:style>
    <style:style style:name="P6" style:family="paragraph" style:parent-style-name="Standard">
      <style:text-properties style:font-name="Calibri" fo:font-size="13pt" officeooo:rsid="000acd30" officeooo:paragraph-rsid="000acd30" style:font-size-asian="13pt" style:font-size-complex="13pt"/>
    </style:style>
    <style:style style:name="P7" style:family="paragraph" style:parent-style-name="Standard">
      <style:text-properties style:font-name="Calibri" fo:font-size="12pt" officeooo:rsid="0009073a" officeooo:paragraph-rsid="0009073a" style:font-size-asian="12pt" style:font-size-complex="12pt"/>
    </style:style>
    <style:style style:name="P8" style:family="paragraph" style:parent-style-name="Standard">
      <style:text-properties style:font-name="Calibri" fo:font-size="12pt" officeooo:rsid="000acd30" officeooo:paragraph-rsid="000acd30" style:font-size-asian="10.5pt" style:font-size-complex="12pt"/>
    </style:style>
    <style:style style:name="P9" style:family="paragraph" style:parent-style-name="Standard" style:list-style-name="L1">
      <style:text-properties style:font-name="Calibri" fo:font-size="12pt" officeooo:rsid="000acd30" officeooo:paragraph-rsid="000acd30" style:font-size-asian="10.5pt" style:font-size-complex="12pt"/>
    </style:style>
    <style:style style:name="P10" style:family="paragraph" style:parent-style-name="Table_20_Contents">
      <style:text-properties style:font-name="Calibri"/>
    </style:style>
    <style:style style:name="P11" style:family="paragraph" style:parent-style-name="Table_20_Contents">
      <style:text-properties style:font-name="Calibri" officeooo:rsid="0007f6d9" officeooo:paragraph-rsid="0007f6d9"/>
    </style:style>
    <style:style style:name="P12" style:family="paragraph" style:parent-style-name="Table_20_Contents">
      <style:text-properties style:font-name="Calibri" fo:font-size="12pt" style:font-size-asian="12pt" style:font-size-complex="12pt"/>
    </style:style>
    <style:style style:name="P13" style:family="paragraph" style:parent-style-name="Table_20_Contents">
      <style:text-properties style:font-name="Calibri" fo:font-size="12pt" officeooo:rsid="0009073a" officeooo:paragraph-rsid="0009073a" style:font-size-asian="12pt" style:font-size-complex="12pt"/>
    </style:style>
    <style:style style:name="P14" style:family="paragraph" style:parent-style-name="Table_20_Contents">
      <style:text-properties style:font-name="Calibri" fo:font-size="12pt" officeooo:rsid="0009073a" officeooo:paragraph-rsid="000acd30" style:font-size-asian="12pt" style:font-size-complex="12pt"/>
    </style:style>
    <style:style style:name="P15" style:family="paragraph" style:parent-style-name="Table_20_Contents">
      <style:text-properties style:font-name="Calibri" fo:font-size="12pt" officeooo:paragraph-rsid="000acd30" style:font-size-asian="12pt" style:font-size-complex="12pt"/>
    </style:style>
    <style:style style:name="P16" style:family="paragraph">
      <style:paragraph-properties fo:text-align="center"/>
    </style:style>
    <style:style style:name="P17" style:family="paragraph">
      <style:paragraph-properties fo:text-align="center"/>
      <style:text-properties fo:font-size="12pt"/>
    </style:style>
    <style:style style:name="P18" style:family="paragraph">
      <style:text-properties fo:font-size="12pt"/>
    </style:style>
    <style:style style:name="P19" style:family="paragraph">
      <loext:graphic-properties draw:fill="none" draw:fill-color="#ffffff"/>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officeooo:rsid="0009073a"/>
    </style:style>
    <style:style style:name="T3" style:family="text">
      <style:text-properties fo:font-size="13pt" style:font-size-asian="13pt" style:font-size-complex="13pt"/>
    </style:style>
    <style:style style:name="T4" style:family="text">
      <style:text-properties fo:font-size="13pt" officeooo:rsid="000acd30" style:font-size-asian="13pt" style:font-size-complex="13pt"/>
    </style:style>
    <style:style style:name="T5" style:family="text">
      <style:text-properties fo:font-size="12pt" style:font-size-asian="12pt" style:font-size-complex="12pt"/>
    </style:style>
    <style:style style:name="T6" style:family="text">
      <style:text-properties fo:font-size="12pt" fo:font-style="normal" fo:font-weight="normal" style:font-size-asian="12pt" style:font-style-asian="normal" style:font-weight-asian="normal"/>
    </style:style>
    <style:style style:name="T7" style:family="text">
      <style:text-properties officeooo:rsid="000acd30"/>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2.245cm" fo:min-width="3.067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91cm" fo:min-width="3.06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972cm" fo:min-width="3.131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2cm" fo:min-width="3.588cm"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2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28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1">Name</text:p>
          </table:table-cell>
          <table:table-cell table:style-name="Table1.B1" office:value-type="string">
            <text:p text:style-name="P11">Mahima G</text:p>
          </table:table-cell>
        </table:table-row>
        <table:table-row>
          <table:table-cell table:style-name="Table1.A2" office:value-type="string">
            <text:p text:style-name="P11">USN / Roll Number</text:p>
          </table:table-cell>
          <table:table-cell table:style-name="Table1.B2" office:value-type="string">
            <text:p text:style-name="P10"/>
          </table:table-cell>
        </table:table-row>
        <table:table-row>
          <table:table-cell table:style-name="Table1.A2" office:value-type="string">
            <text:p text:style-name="P11">Project Title</text:p>
          </table:table-cell>
          <table:table-cell table:style-name="Table1.B2" office:value-type="string">
            <text:p text:style-name="P11"><text:span text:style-name="T8">Real Estate Management Web Application</text:span> </text:p>
          </table:table-cell>
        </table:table-row>
      </table:table>
      <text:p text:style-name="P1"/>
      <text:p text:style-name="P1"/>
      <text:p text:style-name="P1"><text:span text:style-name="T4">1. </text:span><text:span text:style-name="T3">Abstract</text:span>:</text:p>
      <text:p text:style-name="P1"/>
      <text:p text:style-name="P1"><text:span text:style-name="T7">This project</text:span> aim<text:span text:style-name="T7">s</text:span> to connect the potential buyers and the sellers across the globe. Sellers upload property details with valid documents. We overcome the problem of fraud sale by having a verification process with the documents. Only verified documents which are according to wish list of the buyer are shown to the buyer. </text:p>
      <text:p text:style-name="P1"/>
      <text:p text:style-name="P1">Buyer may choose the property he is interested in and contact the</text:p>
      <text:p text:style-name="P1">owner. Meanwhile once the buyer is interested on some property the seller of that property is sent a notification. For such implementation, we are using various platforms namely HTML5, CSS, Angular JS, Node JS, etc. to build a web application which helps users to do real-estate business with ease. </text:p>
      <text:p text:style-name="P1"/>
      <text:p text:style-name="P1"/>
      <text:p text:style-name="P2"/>
      <text:p text:style-name="P3"><text:span text:style-name="T4">2. </text:span><text:span text:style-name="T3">Working (Diagram):</text:span> </text:p>
      <text:p text:style-name="P3"/>
      <text:p text:style-name="P3"/>
      <text:p text:style-name="P3"><draw:custom-shape text:anchor-type="paragraph" draw:z-index="1" draw:name="Shape3" draw:style-name="gr2" draw:text-style-name="P17" svg:width="3.275cm" svg:height="2.116cm" svg:x="-0.397cm" svg:y="0.305cm"><text:p text:style-name="P17">BUY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4" draw:style-name="gr3" draw:text-style-name="P18" svg:width="3.343cm" svg:height="2.184cm" svg:x="14.684cm" svg:y="0.041cm"><text:p text:style-name="P17">EMPLOYE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Shape7" draw:style-name="gr6" draw:text-style-name="P16" svg:x1="9.294cm" svg:y1="3.217cm" svg:x2="14.684cm" svg:y2="0.337cm"><text:p/></draw:line></text:p>
      <text:p text:style-name="P3"><draw:custom-shape text:anchor-type="paragraph" draw:z-index="0" draw:name="Shape1" draw:style-name="gr1" draw:text-style-name="P16" svg:width="4.335cm" svg:height="3.174cm" svg:x="6.611cm" svg:y="2.723cm"><text:p text:style-name="P16">REAL ESTATE</text:p><text:p text:style-name="P16">MANAGEMENT<text:line-break/>AP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5" draw:style-name="gr4" svg:width="3.804cm" svg:height="2.216cm" svg:x="6.745cm" svg:y="8.874cm"><text:p text:style-name="P16">SELL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Shape2" draw:style-name="gr5" draw:text-style-name="P16" svg:x1="2.877cm" svg:y1="0.272cm" svg:x2="8.334cm" svg:y2="2.724cm"><text:p text:style-name="P16"/></draw:line><draw:line text:anchor-type="paragraph" draw:z-index="5" draw:name="Shape6" draw:style-name="gr6" draw:text-style-name="P16" svg:x1="6.78cm" svg:y1="4.935cm" svg:x2="0.296cm" svg:y2="1.926cm"><text:p/></draw:line><draw:line text:anchor-type="paragraph" draw:z-index="7" draw:name="Shape8" draw:style-name="gr6" draw:text-style-name="P16" svg:x1="17.396cm" svg:y1="1.73cm" svg:x2="10.716cm" svg:y2="5.002cm"><text:p/></draw:line><draw:line text:anchor-type="paragraph" draw:z-index="9" draw:name="Shape11" draw:style-name="gr6" draw:text-style-name="P16" svg:x1="8.632cm" svg:y1="5.897cm" svg:x2="8.664cm" svg:y2="8.874cm"><text:p/></draw:line><draw:frame text:anchor-type="paragraph" draw:z-index="12" draw:name="Shape14" draw:style-name="gr9" draw:text-style-name="P19" svg:width="1.885cm" svg:height="0.976cm" svg:x="10.848cm" svg:y="0.108cm"><draw:text-box><text:p>Properties </text:p><text:p>For sale</text:p></draw:text-box></draw:frame><text:span text:style-name="T6">Register</text:span></text:p>
      <text:p text:style-name="P3"><draw:line text:anchor-type="paragraph" draw:z-index="8" draw:name="Shape10" draw:style-name="gr6" draw:text-style-name="P16" svg:x1="9.79cm" svg:y1="8.388cm" svg:x2="9.79cm" svg:y2="5.209cm"><text:p/></draw:line><draw:frame text:anchor-type="paragraph" draw:z-index="10" draw:name="Shape12" draw:style-name="gr7" draw:text-style-name="P19" svg:width="2.019cm" svg:height="0.489cm" svg:x="4.895cm" svg:y="0.215cm"><draw:text-box><text:p>Register</text:p></draw:text-box></draw:frame><draw:frame text:anchor-type="paragraph" draw:z-index="11" draw:name="Shape13" draw:style-name="gr8" draw:text-style-name="P19" svg:width="3.142cm" svg:height="0.976cm" svg:x="1.72cm" svg:y="3.325cm"><draw:text-box><text:p>Get Verified </text:p><text:p>Properties</text:p></draw:text-box></draw:frame><draw:frame text:anchor-type="paragraph" draw:z-index="13" draw:name="Shape15" draw:style-name="gr10" draw:text-style-name="P19" svg:width="2.283cm" svg:height="0.976cm" svg:x="13.559cm" svg:y="3.258cm"><draw:text-box><text:p>Verified<text:line-break/>Properties</text:p></draw:text-box></draw:frame><draw:frame text:anchor-type="paragraph" draw:z-index="14" draw:name="Shape16" draw:style-name="gr11" draw:text-style-name="P19" svg:width="1.886cm" svg:height="0.729cm" svg:x="5.886cm" svg:y="5.803cm"><draw:text-box><text:p>Register</text:p></draw:text-box></draw:frame><draw:frame text:anchor-type="paragraph" draw:z-index="15" draw:name="Shape17" draw:style-name="gr12" draw:text-style-name="P19" svg:width="2.25cm" svg:height="0.498cm" svg:x="9.955cm" svg:y="6.168cm"><draw:text-box><text:p>Upload</text:p></draw:text-box></draw:frame><draw:line text:anchor-type="paragraph" draw:z-index="16" draw:name="Shape9" draw:style-name="gr6" draw:text-style-name="P16" svg:x1="7.473cm" svg:y1="8.388cm" svg:x2="7.408cm" svg:y2="4.978cm"><text:p/></draw:line><draw:frame text:anchor-type="paragraph" draw:z-index="17" draw:name="Shape18" draw:style-name="gr13" draw:text-style-name="P19" svg:width="2.151cm" svg:height="0.976cm" svg:x="7.639cm" svg:y="6.532cm"><draw:text-box><text:p>Notificatio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7">3. </text:span>Objective and Scope:</text:p>
      <text:p text:style-name="P4"/>
      <text:p text:style-name="P7">Along with all the general purposes of the real estate management systems, this project focuses on the security of the money, that is tries to make sure that buyers are investing on the property that is not fraud.</text:p>
      <text:p text:style-name="P7"/>
      <text:p text:style-name="P7">In 21st century with the advancement of technology, people are googling for anything and everything. Real Estate Website has got more scope across India and worldwide. This is because of the changing trends It's a truth that people search for agents online. Also people are bored of the brokers who are making money out of nowhere. Everything is digital now. The old banner ads are gone now. Hence the people want online system that eliminates the need for broker and also provide a investing goal such that the hard earned money</text:p>
      <text:p text:style-name="P7">is not ruined.</text:p>
      <text:p text:style-name="P7"/>
      <text:p text:style-name="P4"/>
      <text:p text:style-name="P4"><text:span text:style-name="T7">4. </text:span>Methodology:</text:p>
      <text:p text:style-name="P4"/>
      <text:p text:style-name="P4"/>
      <text:p text:style-name="P8">Here is how the web app functions. </text:p>
      <text:p text:style-name="P8"/>
      <text:list xml:id="list1211690741" text:style-name="L1">
        <text:list-item>
          <text:p text:style-name="P9">Creating valid user-names for registration by admin</text:p>
        </text:list-item>
        <text:list-item>
          <text:p text:style-name="P9">Registration of the Users by using valid user-name and providing their details.</text:p>
        </text:list-item>
        <text:list-item>
          <text:p text:style-name="P9">Updating of the wish-list.</text:p>
        </text:list-item>
        <text:list-item>
          <text:p text:style-name="P9">Adding the properties for sale.</text:p>
        </text:list-item>
        <text:list-item>
          <text:p text:style-name="P9">Verification of the properties by the employees - Khata certificate, tax receipt verified by each of the expert employees.</text:p>
        </text:list-item>
        <text:list-item>
          <text:p text:style-name="P9">View the relevant properties according to the wish-list.</text:p>
        </text:list-item>
        <text:list-item>
          <text:p text:style-name="P9">Commit the interest in some of the properties.</text:p>
        </text:list-item>
        <text:list-item>
          <text:p text:style-name="P9">Getting notifications about the verified property and people who are interested to buy the property of the seller </text:p>
        </text:list-item>
      </text:list>
      <text:p text:style-name="P8"/>
      <text:p text:style-name="P6"/>
      <text:p text:style-name="P6">5. Software Requirements: </text:p>
      <text:p text:style-name="P8"/>
      <text:p text:style-name="P8"/>
      <text:p text:style-name="P5"><text:span text:style-name="T5">Here is a list of all the tools/Platforms used in building this project.</text:span> </text:p>
      <text:p text:style-name="P5"/>
      <table:table table:name="Table2" table:style-name="Table2">
        <table:table-column table:style-name="Table2.A"/>
        <table:table-column table:style-name="Table2.B"/>
        <table:table-row>
          <table:table-cell table:style-name="Table2.A1" office:value-type="string">
            <text:p text:style-name="P15">Front-end</text:p>
          </table:table-cell>
          <table:table-cell table:style-name="Table2.B1" office:value-type="string">
            <text:p text:style-name="P15">Html5, <text:span text:style-name="T2">CSS</text:span>, Bootstrap, Angular <text:span text:style-name="T2">JS</text:span>, Jquery.</text:p>
          </table:table-cell>
        </table:table-row>
        <table:table-row>
          <table:table-cell table:style-name="Table2.A2" office:value-type="string">
            <text:p text:style-name="P15">Back-end</text:p>
          </table:table-cell>
          <table:table-cell table:style-name="Table2.B2" office:value-type="string">
            <text:p text:style-name="P14">Node JS</text:p>
          </table:table-cell>
        </table:table-row>
        <table:table-row>
          <table:table-cell table:style-name="Table2.A2" office:value-type="string">
            <text:p text:style-name="P15">Database</text:p>
          </table:table-cell>
          <table:table-cell table:style-name="Table2.B2" office:value-type="string">
            <text:p text:style-name="P14">My SQL</text:p>
          </table:table-cell>
        </table:table-row>
        <table:table-row>
          <table:table-cell table:style-name="Table2.A2" office:value-type="string">
            <text:p text:style-name="P15">IDE used</text:p>
          </table:table-cell>
          <table:table-cell table:style-name="Table2.B2" office:value-type="string">
            <text:p text:style-name="P14">Atom, Sublime Text</text:p>
          </table:table-cell>
        </table:table-row>
        <table:table-row>
          <table:table-cell table:style-name="Table2.A2" office:value-type="string">
            <text:p text:style-name="P15">Web-Browser</text:p>
          </table:table-cell>
          <table:table-cell table:style-name="Table2.B2" office:value-type="string">
            <text:p text:style-name="P15">Google-Chrome, Mozilla- Firefox, Safari</text:p>
          </table:table-cell>
        </table:table-row>
        <table:table-row>
          <table:table-cell table:style-name="Table2.A2" office:value-type="string">
            <text:p text:style-name="P15">Web-server</text:p>
          </table:table-cell>
          <table:table-cell table:style-name="Table2.B2" office:value-type="string">
            <text:p text:style-name="P14">HTTP server in Node JS (Local Host)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0:22:30.005598468</meta:creation-date>
    <dc:date>2018-10-01T01:03:24.985488842</dc:date>
    <meta:editing-duration>PT8M11S</meta:editing-duration>
    <meta:editing-cycles>1</meta:editing-cycles>
    <meta:document-statistic meta:table-count="2" meta:image-count="0" meta:object-count="0" meta:page-count="2" meta:paragraph-count="39" meta:word-count="415" meta:character-count="2473" meta:non-whitespace-character-count="2096"/>
    <meta:generator>LibreOffice/5.4.6.2$Linux_X86_64 LibreOffice_project/40m0$Build-2</meta:generator>
  </office:meta>
</office:document-meta>
</file>